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8.54pt"/>
    </style:style>
    <style:style style:name="co3" style:family="table-column">
      <style:table-column-properties fo:break-before="auto" style:column-width="51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94pt" fo:break-before="auto" style:use-optimal-row-height="false"/>
    </style:style>
    <style:style style:name="ro3" style:family="table-row">
      <style:table-row-properties style:row-height="80.96pt" fo:break-before="auto" style:use-optimal-row-height="false"/>
    </style:style>
    <style:style style:name="ro4" style:family="table-row">
      <style:table-row-properties style:row-height="44.19pt" fo:break-before="auto" style:use-optimal-row-height="false"/>
    </style:style>
    <style:style style:name="ro5" style:family="table-row">
      <style:table-row-properties style:row-height="48.7pt" fo:break-before="auto" style:use-optimal-row-height="false"/>
    </style:style>
    <style:style style:name="ro6" style:family="table-row">
      <style:table-row-properties style:row-height="54.71pt" fo:break-before="auto" style:use-optimal-row-height="false"/>
    </style:style>
    <style:style style:name="ro7" style:family="table-row">
      <style:table-row-properties style:row-height="47.96pt" fo:break-before="auto" style:use-optimal-row-height="false"/>
    </style:style>
    <style:style style:name="ro8" style:family="table-row">
      <style:table-row-properties style:row-height="41.19pt" fo:break-before="auto" style:use-optimal-row-height="false"/>
    </style:style>
    <style:style style:name="ro9" style:family="table-row">
      <style:table-row-properties style:row-height="30.7pt" fo:break-before="auto" style:use-optimal-row-height="false"/>
    </style:style>
    <style:style style:name="ro10" style:family="table-row">
      <style:table-row-properties style:row-height="33.7pt" fo:break-before="auto" style:use-optimal-row-height="false"/>
    </style:style>
    <style:style style:name="ro11" style:family="table-row">
      <style:table-row-properties style:row-height="29.2pt" fo:break-before="auto" style:use-optimal-row-height="false"/>
    </style:style>
    <style:style style:name="ro12" style:family="table-row">
      <style:table-row-properties style:row-height="35.94pt" fo:break-before="auto" style:use-optimal-row-height="false"/>
    </style:style>
    <style:style style:name="ro13" style:family="table-row">
      <style:table-row-properties style:row-height="32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0ee90" fo:wrap-option="wrap"/>
      <style:text-properties fo:font-weight="bold"/>
    </style:style>
    <style:style style:name="ce2" style:family="table-cell" style:parent-style-name="Default" style:data-style-name="N100">
      <style:table-cell-properties fo:background-color="#90ee90" fo:wrap-option="wrap"/>
      <style:text-properties fo:font-weight="100"/>
    </style:style>
    <style:style style:name="ce3" style:family="table-cell" style:parent-style-name="Default" style:data-style-name="N100">
      <style:table-cell-properties fo:background-color="#90ee90" fo:wrap-option="wrap"/>
    </style:style>
    <style:style style:name="ce4" style:family="table-cell" style:parent-style-name="Default">
      <style:table-cell-properties fo:background-color="#add8e6" fo:wrap-option="wrap"/>
      <style:text-properties fo:font-weight="bold"/>
    </style:style>
    <style:style style:name="ce5" style:family="table-cell" style:parent-style-name="Default">
      <style:table-cell-properties fo:background-color="#add8e6" fo:wrap-option="wrap"/>
      <style:text-properties fo:font-weight="100"/>
    </style:style>
    <style:style style:name="ce6" style:family="table-cell" style:parent-style-name="Default">
      <style:table-cell-properties fo:background-color="#add8e6" fo:wrap-option="wrap"/>
    </style:style>
    <style:style style:name="ce7" style:family="table-cell" style:parent-style-name="Default">
      <style:table-cell-properties fo:background-color="#90ee90" fo:wrap-option="wrap"/>
      <style:text-properties fo:font-weight="100"/>
    </style:style>
    <style:style style:name="ce8" style:family="table-cell" style:parent-style-name="Default">
      <style:table-cell-properties fo:background-color="#90ee90"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Testplan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row table:style-name="ro1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Section</text:p>
          </table:table-cell>
          <table:table-cell table:style-name="ce4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Link</text:p>
          </table:table-cell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Weight</text:p>
          </table:table-cell>
          <table:table-cell table:style-name="ce1" office:value-type="string" calcext:value-type="string">
            <text:p>Goal</text:p>
          </table:table-cell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I2C Slave Configuration</text:p>
          </table:table-cell>
          <table:table-cell office:value-type="string" calcext:value-type="string">
            <text:p>Configure the APB Registers in DUT for I2C to act as Slav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table:style-name="ce3" office:value-type="string" calcext:value-type="string">
            <text:p>2</text:p>
          </table:table-cell>
          <table:table-cell office:value-type="string" calcext:value-type="string">
            <text:p>I2C I/F (SDA, SCLK) features</text:p>
          </table:table-cell>
          <table:table-cell table:style-name="ce8" office:value-type="string" calcext:value-type="string">
            <text:p>Both signals (SCL and SDA) are bidirectional. They are connected via resistors to a positive power supply voltage. This means that when the bus is free, both lines are high. All devices on the bus must have open-collector or open-drain pins. Activating the line means pulling it down (wired AND). The number of the devices on a single bus is almost unlimited – the only requirement is that the bus capacitance does not exceed 400 pF. Because logical 1 level depends on the supply voltage, there is no standard bus voltage.</text:p>
          </table:table-cell>
          <table:table-cell table:style-name="ce6"/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3"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Serial Data Transfer</text:p>
          </table:table-cell>
          <table:table-cell office:value-type="string" calcext:value-type="string">
            <text:p>The SDA signal can only change when the SCL signal is low – when the clock is high the data should be stable.</text:p>
            <text:p><text:span text:style-name="T1">Checker –</text:span> Have an assertion that checks stability of dat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/>
          <table:table-cell table:style-name="ce3" office:value-type="string" calcext:value-type="string">
            <text:p>2.2</text:p>
          </table:table-cell>
          <table:table-cell table:style-name="ce6" office:value-type="string" calcext:value-type="string">
            <text:p>Start</text:p>
          </table:table-cell>
          <table:table-cell table:style-name="ce8" office:value-type="string" calcext:value-type="string">
            <text:p>SCL has to be H, SDA has to go from H→L</text:p>
            <text:p><text:span text:style-name="T1">Stimulus – </text:span>Have an I2C Master Agent to drive these SCL H, SDA H→L</text:p>
          </table:table-cell>
          <table:table-cell table:style-name="ce6"/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5">
          <table:table-cell/>
          <table:table-cell office:value-type="string" calcext:value-type="string">
            <text:p>2.3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CL has to be H, SDA has to go from L→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/>
          <table:table-cell office:value-type="string" calcext:value-type="string">
            <text:p>2.4</text:p>
          </table:table-cell>
          <table:table-cell office:value-type="string" calcext:value-type="string">
            <text:p>Repeated Start</text:p>
          </table:table-cell>
          <table:table-cell office:value-type="string" calcext:value-type="string">
            <text:p>After the Start condition the bus is considered as busy and can be used by another master only after a Stop condition is detected. After the Start condition the master can generate a repeated Start. This is equivalent to a normal Start and is usually followed by the slave I2C addres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Start or Repeated Start wrong position</text:p>
          </table:table-cell>
          <table:table-cell office:value-type="string" calcext:value-type="string">
            <text:p>I2C-bus compatible devices must reset their bus logic on receipt of a START or</text:p>
            <text:p>repeated START condition such that they all anticipate the sending of a target address, even if these START conditions are not positioned according to the proper</text:p>
            <text:p>Forma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6"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7 bit address mode operatio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7">
          <table:table-cell/>
          <table:table-cell office:value-type="string" calcext:value-type="string">
            <text:p>2.6.1</text:p>
          </table:table-cell>
          <table:table-cell office:value-type="string" calcext:value-type="string">
            <text:p>Read Operation (single, multiby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/>
          <table:table-cell office:value-type="string" calcext:value-type="string">
            <text:p>2.6.2</text:p>
          </table:table-cell>
          <table:table-cell office:value-type="string" calcext:value-type="string">
            <text:p>Write Operation (single, multiby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10 bit address mode operations</text:p>
          </table:table-cell>
          <table:table-cell office:value-type="string" calcext:value-type="string">
            <text:p>The 10-bit target address is formed from the first two bytes following a START condition</text:p>
            <text:p>(S) or a repeated START condition (Sr).</text:p>
            <text:p/>
            <text:p>The first seven bits of the first byte are the combination 1111 0XX of which the last two</text:p>
            <text:p>bits (XX) are the two Most-Significant Bits (MSB) of the 10-bit address; the eighth bit of</text:p>
            <text:p>the first byte is the R/W bit that determines the direction of the messa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/>
          <table:table-cell office:value-type="string" calcext:value-type="string">
            <text:p>2.7.1</text:p>
          </table:table-cell>
          <table:table-cell office:value-type="string" calcext:value-type="string">
            <text:p>Read Operation (single, multiby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/>
          <table:table-cell office:value-type="string" calcext:value-type="string">
            <text:p>2.7.2</text:p>
          </table:table-cell>
          <table:table-cell office:value-type="string" calcext:value-type="string">
            <text:p>Write Operation (single, multiby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Master Issues Invalid Slave Addres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Slave holding SCL low</text:p>
          </table:table-cell>
          <table:table-cell office:value-type="string" calcext:value-type="string">
            <text:p>If a target cannot receive or transmit another complete byte of data until it has performed some</text:p>
            <text:p>other function, for example servicing an internal interrupt, it can hold the clock line SCL</text:p>
            <text:p>LOW to force the controller into a wait state. Data transfer then continues when the target</text:p>
            <text:p>is ready for another byte of data and releases clock line SCL.</text:p>
            <text:p/>
            <text:p><text:span text:style-name="T1">Doubt - </text:span>Does our I2C Slave have any state in which it holds SCL low. What about other I2C Slaves holding it low. Do we simulate this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0">
          <table:table-cell/>
          <table:table-cell table:style-name="ce3" office:value-type="string" calcext:value-type="string">
            <text:p>3</text:p>
          </table:table-cell>
          <table:table-cell table:style-name="ce6" office:value-type="string" calcext:value-type="string">
            <text:p>I2C Register</text:p>
          </table:table-cell>
          <table:table-cell table:style-name="ce8"/>
          <table:table-cell table:style-name="ce6"/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</table:table-row>
        <table:table-row table:style-name="ro11"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CTRL Regist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2"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I2C Interrupts</text:p>
          </table:table-cell>
          <table:table-cell office:value-type="string" calcext:value-type="string">
            <text:p>Bits 0, 2, 3, 5, and 6 of the status register will trigger interrupts when they are set to 1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4"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Clear Interrupts</text:p>
          </table:table-cell>
          <table:table-cell office:value-type="string" calcext:value-type="string">
            <text:p>Status register is a read to clear.</text:p>
            <text:p><text:span text:style-name="T1">Stimulus – </text:span><text:span text:style-name="T2">Read SS register after interrupt is detected.</text:span></text:p>
            <text:p><text:span text:style-name="T1">Checker – </text:span><text:span text:style-name="T3">Readback SS register to ensure that relevant bit is cleared.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3"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Multiple Interrupts</text:p>
          </table:table-cell>
          <table:table-cell office:value-type="string" calcext:value-type="string">
            <text:p><text:span text:style-name="T1">Stimulus - </text:span>Interrupt → Clear → interrup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6T00:13:26.190634541</meta:creation-date>
    <dc:date>2022-02-06T03:08:04.808605336</dc:date>
    <meta:editing-duration>PT1H41M27S</meta:editing-duration>
    <meta:editing-cycles>2</meta:editing-cycles>
    <meta:generator>LibreOffice/5.3.6.1$Linux_X86_64 LibreOffice_project/30$Build-1</meta:generator>
    <meta:document-statistic meta:table-count="2" meta:cell-count="99" meta:object-count="0"/>
  </office:meta>
</office:document-meta>
</file>